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e31" officeooo:paragraph-rsid="000dde3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de31" officeooo:paragraph-rsid="000dde31" style:font-weight-asian="bold" style:font-weight-complex="bold"/>
    </style:style>
    <style:style style:name="P3" style:family="paragraph" style:parent-style-name="Preformatted_20_Text">
      <style:text-properties officeooo:rsid="000dde31" officeooo:paragraph-rsid="000dde31"/>
    </style:style>
    <style:style style:name="P4" style:family="paragraph" style:parent-style-name="Preformatted_20_Text">
      <style:text-properties officeooo:rsid="000dde31" officeooo:paragraph-rsid="000f632a"/>
    </style:style>
    <style:style style:name="P5" style:family="paragraph" style:parent-style-name="Preformatted_20_Text">
      <style:text-properties officeooo:rsid="000dde31" officeooo:paragraph-rsid="0010028c"/>
    </style:style>
    <style:style style:name="P6" style:family="paragraph" style:parent-style-name="Preformatted_20_Text">
      <style:paragraph-properties style:border-line-width-bottom="0.026cm 0.026cm 0.088cm" fo:padding="0.074cm" fo:border-left="none" fo:border-right="none" fo:border-top="none" fo:border-bottom="4pt double #000000" style:join-border="false"/>
      <style:text-properties officeooo:rsid="000dde31" officeooo:paragraph-rsid="000f632a"/>
    </style:style>
    <style:style style:name="T1" style:family="text">
      <style:text-properties officeooo:rsid="000f632a"/>
    </style:style>
    <style:style style:name="T2" style:family="text">
      <style:text-properties officeooo:rsid="0010028c"/>
    </style:style>
    <style:style style:name="T3" style:family="text">
      <style:text-properties style:text-underline-style="solid" style:text-underline-width="auto" style:text-underline-color="font-color" officeooo:rsid="0010028c"/>
    </style:style>
    <style:style style:name="T4" style:family="text">
      <style:text-properties officeooo:rsid="001126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1"/>
      <text:p text:style-name="P3"><text:span text:style-name="Source_20_Text">sudo apt install sqlitebrowser</text:span></text:p>
      <text:p text:style-name="P3"><text:span text:style-name="Source_20_Text"/></text:p>
      <text:p text:style-name="P3"><text:span text:style-name="Source_20_Text">sqlitebrowser </text:span><text:span text:style-name="Source_20_Text"><text:span text:style-name="T4">(to run sqlite browser)</text:span></text:span></text:p>
      <text:p text:style-name="P3"><text:span text:style-name="Source_20_Text"/></text:p>
      <text:p text:style-name="P4"/>
      <text:p text:style-name="P6"><text:span text:style-name="Source_20_Text"><text:span text:style-name="T1">Commands</text:span></text:span></text:p>
      <text:p text:style-name="P4"><text:span text:style-name="Source_20_Text"/></text:p>
      <text:p text:style-name="P4"><text:span text:style-name="Source_20_Text"><text:span text:style-name="T1">1) Used the sql data base instead of Csv/xsl as it is easy to load and store.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5"><text:span text:style-name="Source_20_Text"><text:span text:style-name="T3">ER_Diagram of the Airport Managment system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22:51:59.200858035</meta:creation-date>
    <dc:date>2018-07-27T23:11:11.268071788</dc:date>
    <meta:editing-duration>PT19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4" meta:character-count="200" meta:non-whitespace-character-count="172"/>
  </office:meta>
</office:document-meta>
</file>